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713cm"/>
    </style:style>
    <style:style style:name="gr3" style:family="graphic" style:parent-style-name="Object_20_with_20_no_20_fill_20_and_20_no_20_line">
      <style:graphic-properties draw:textarea-vertical-align="middle" draw:ole-draw-aspect="1" style:protect="size"/>
    </style:style>
    <style:style style:name="gr4" style:family="graphic" style:parent-style-name="objectwithoutfill">
      <style:graphic-properties draw:marker-end="Short_20_line_20_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style-name="Italic" style:font-family-generic="roman" style:font-pitch="variable" fo:font-size="13pt" fo:font-style="italic" style:font-style-asian="italic" style:font-style-complex="italic"/>
    </style:style>
    <style:style style:name="T1" style:family="text">
      <style:text-properties fo:font-family="'Times New Roman'" style:font-style-name="Italic" style:font-family-generic="roman" style:font-pitch="variable" fo:font-size="13pt" fo:font-style="italic" style:font-style-asian="italic" style:font-style-complex="italic"/>
    </style:style>
    <style:style style:name="T2" style:family="text">
      <style:text-properties style:text-position="-33% 58%" fo:font-family="'Times New Roman'" style:font-style-name="Italic" style:font-family-generic="roman" style:font-pitch="variable" fo:font-size="13pt" fo:font-style="normal" style:font-style-asian="normal" style:font-style-complex="normal"/>
    </style:style>
    <style:style style:name="T3" style:family="text">
      <style:text-properties style:text-position="-33% 58%" fo:font-family="'Times New Roman'" style:font-style-name="Italic" style:font-family-generic="roman" style:font-pitch="variable" fo:font-size="13pt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ellipse draw:style-name="gr1" draw:text-style-name="P2" xml:id="id1" draw:id="id1" draw:layer="layout" svg:width="1.016cm" svg:height="0.889cm" svg:x="5.215cm" svg:y="2.435cm">
          <text:p text:style-name="P1"><text:span text:style-name="T1">X</text:span><text:span text:style-name="T2">1</text:span></text:p>
        </draw:ellipse>
        <draw:ellipse draw:style-name="gr1" draw:text-style-name="P2" xml:id="id3" draw:id="id3" draw:layer="layout" svg:width="1.016cm" svg:height="0.889cm" svg:x="6.485cm" svg:y="2.435cm">
          <text:p text:style-name="P1"><text:span text:style-name="T1">I</text:span><text:span text:style-name="T2">1</text:span></text:p>
        </draw:ellipse>
        <draw:ellipse draw:style-name="gr1" draw:text-style-name="P2" xml:id="id4" draw:id="id4" draw:layer="layout" svg:width="1.016cm" svg:height="0.889cm" svg:x="8.009cm" svg:y="2.435cm">
          <text:p text:style-name="P1"><text:span text:style-name="T1">X</text:span><text:span text:style-name="T2">2</text:span></text:p>
        </draw:ellipse>
        <draw:ellipse draw:style-name="gr1" draw:text-style-name="P2" xml:id="id7" draw:id="id7" draw:layer="layout" svg:width="1.016cm" svg:height="0.889cm" svg:x="13.821cm" svg:y="2.435cm">
          <text:p text:style-name="P1"><text:span text:style-name="T1">X</text:span><text:span text:style-name="T3">n</text:span></text:p>
        </draw:ellipse>
        <draw:frame draw:style-name="gr2" draw:layer="layout" svg:width="1.043cm" svg:height="0.963cm" svg:x="11.727cm" svg:y="2.278cm">
          <draw:text-box>
            <text:p>...</text:p>
          </draw:text-box>
        </draw:frame>
        <draw:ellipse draw:style-name="gr1" draw:text-style-name="P2" xml:id="id10" draw:id="id10" draw:layer="layout" svg:width="1.016cm" svg:height="0.889cm" svg:x="8.619cm" svg:y="7.055cm">
          <text:p text:style-name="P1"><text:span text:style-name="T1">Y</text:span></text:p>
        </draw:ellipse>
        <draw:frame draw:style-name="gr3" draw:text-style-name="P1" draw:layer="layout" svg:width="3.308cm" svg:height="1.252cm" svg:x="7.59cm" svg:y="7.998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draw:ellipse draw:style-name="gr1" draw:text-style-name="P2" xml:id="id6" draw:id="id6" draw:layer="layout" svg:width="1.016cm" svg:height="0.889cm" svg:x="9.279cm" svg:y="2.436cm">
          <text:p text:style-name="P1"><text:span text:style-name="T1">I</text:span><text:span text:style-name="T2">2</text:span></text:p>
        </draw:ellipse>
        <draw:frame draw:style-name="gr3" draw:text-style-name="P1" draw:layer="layout" svg:width="4.629cm" svg:height="0.445cm" svg:x="9.669cm" svg:y="4.966cm">
          <draw:object xlink:href="./Object 2" xlink:type="simple" xlink:show="embed" xlink:actuate="onLoad">
            <text:p/>
          </draw:object>
          <draw:image xlink:href="./ObjectReplacements/Object 2" xlink:type="simple" xlink:show="embed" xlink:actuate="onLoad"/>
        </draw:frame>
        <draw:ellipse draw:style-name="gr1" draw:text-style-name="P2" xml:id="id9" draw:id="id9" draw:layer="layout" svg:width="1.016cm" svg:height="0.889cm" svg:x="15.091cm" svg:y="2.436cm">
          <text:p text:style-name="P1"><text:span text:style-name="T1">I</text:span><text:span text:style-name="T3">n</text:span></text:p>
        </draw:ellipse>
        <draw:ellipse draw:style-name="gr1" draw:text-style-name="P2" xml:id="id2" draw:id="id2" draw:layer="layout" svg:width="1.016cm" svg:height="0.889cm" svg:x="5.815cm" svg:y="4.736cm">
          <text:p text:style-name="P1"><text:span text:style-name="T1">A</text:span><text:span text:style-name="T2">1</text:span></text:p>
        </draw:ellipse>
        <draw:ellipse draw:style-name="gr1" draw:text-style-name="P2" xml:id="id5" draw:id="id5" draw:layer="layout" svg:width="1.016cm" svg:height="0.889cm" svg:x="8.615cm" svg:y="4.737cm">
          <text:p text:style-name="P1"><text:span text:style-name="T1">A</text:span><text:span text:style-name="T2">2</text:span></text:p>
        </draw:ellipse>
        <draw:connector draw:style-name="gr4" draw:text-style-name="P1" draw:layer="layout" draw:type="line" svg:x1="5.723cm" svg:y1="3.324cm" svg:x2="6.323cm" svg:y2="4.736cm" draw:start-shape="id1" draw:start-glue-point="2" draw:end-shape="id2" draw:end-glue-point="0" svg:d="M5723 3324l600 1412">
          <text:p/>
        </draw:connector>
        <draw:connector draw:style-name="gr4" draw:text-style-name="P1" draw:layer="layout" draw:type="line" svg:x1="6.993cm" svg:y1="3.324cm" svg:x2="6.323cm" svg:y2="4.736cm" draw:start-shape="id3" draw:start-glue-point="2" draw:end-shape="id2" draw:end-glue-point="0" svg:d="M6993 3324l-670 1412">
          <text:p/>
        </draw:connector>
        <draw:connector draw:style-name="gr4" draw:text-style-name="P1" draw:layer="layout" draw:type="line" svg:x1="8.517cm" svg:y1="3.324cm" svg:x2="9.123cm" svg:y2="4.737cm" draw:start-shape="id4" draw:start-glue-point="2" draw:end-shape="id5" draw:end-glue-point="0" svg:d="M8517 3324l606 1413">
          <text:p/>
        </draw:connector>
        <draw:connector draw:style-name="gr4" draw:text-style-name="P1" draw:layer="layout" draw:type="line" svg:x1="9.787cm" svg:y1="3.325cm" svg:x2="9.137cm" svg:y2="4.737cm" draw:start-shape="id6" draw:start-glue-point="2" svg:d="M9787 3325l-650 1412">
          <text:p/>
        </draw:connector>
        <draw:ellipse draw:style-name="gr1" draw:text-style-name="P2" xml:id="id8" draw:id="id8" draw:layer="layout" svg:width="1.016cm" svg:height="0.889cm" svg:x="14.415cm" svg:y="4.738cm">
          <text:p text:style-name="P1"><text:span text:style-name="T1">A</text:span><text:span text:style-name="T3">n</text:span></text:p>
        </draw:ellipse>
        <draw:connector draw:style-name="gr4" draw:text-style-name="P1" draw:layer="layout" draw:type="line" svg:x1="14.329cm" svg:y1="3.324cm" svg:x2="14.923cm" svg:y2="4.738cm" draw:start-shape="id7" draw:start-glue-point="2" draw:end-shape="id8" draw:end-glue-point="0" svg:d="M14329 3324l594 1414">
          <text:p/>
        </draw:connector>
        <draw:connector draw:style-name="gr4" draw:text-style-name="P1" draw:layer="layout" draw:type="line" svg:x1="15.599cm" svg:y1="3.325cm" svg:x2="14.923cm" svg:y2="4.738cm" draw:start-shape="id9" draw:start-glue-point="2" draw:end-shape="id8" draw:end-glue-point="0" svg:d="M15599 3325l-676 1413">
          <text:p/>
        </draw:connector>
        <draw:connector draw:style-name="gr4" draw:text-style-name="P1" draw:layer="layout" draw:type="line" svg:x1="6.323cm" svg:y1="5.625cm" svg:x2="9.127cm" svg:y2="7.055cm" draw:start-shape="id2" draw:start-glue-point="2" draw:end-shape="id10" draw:end-glue-point="0" svg:d="M6323 5625l2804 1430">
          <text:p/>
        </draw:connector>
        <draw:connector draw:style-name="gr4" draw:text-style-name="P1" draw:layer="layout" draw:type="line" svg:x1="9.123cm" svg:y1="5.626cm" svg:x2="9.127cm" svg:y2="7.055cm" draw:start-shape="id5" draw:start-glue-point="2" draw:end-shape="id10" draw:end-glue-point="0" svg:d="M9123 5626l4 1429">
          <text:p/>
        </draw:connector>
        <draw:connector draw:style-name="gr4" draw:text-style-name="P1" draw:layer="layout" draw:type="line" svg:x1="14.923cm" svg:y1="5.627cm" svg:x2="9.127cm" svg:y2="7.055cm" draw:start-shape="id8" draw:start-glue-point="2" draw:end-shape="id10" draw:end-glue-point="0" svg:d="M14923 5627l-5796 1428">
          <text:p/>
        </draw:connector>
        <draw:frame draw:style-name="gr3" draw:text-style-name="P1" draw:layer="layout" svg:width="3.915cm" svg:height="0.449cm" svg:x="10.19cm" svg:y="1.798cm">
          <draw:object xlink:href="./Object 3" xlink:type="simple" xlink:show="embed" xlink:actuate="onLoad">
            <text:p/>
          </draw:object>
          <draw:image xlink:href="./ObjectReplacements/Object 3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oc Nguyen</meta:initial-creator>
    <meta:creation-date>2014-07-13T18:12:54.36</meta:creation-date>
    <dc:date>2014-10-12T09:18:57.26</dc:date>
    <dc:creator>Loc Nguyen</dc:creator>
    <meta:editing-duration>PT3H16M9S</meta:editing-duration>
    <meta:editing-cycles>36</meta:editing-cycles>
    <meta:generator>OpenOffice/4.1.0$Win32 OpenOffice.org_project/410m18$Build-9764</meta:generator>
    <meta:document-statistic meta:object-count="23"/>
  </office:meta>
</office:document-meta>
</file>

<file path=Object 1/content.xml><?xml version="1.0" encoding="utf-8"?>
<math xmlns="http://www.w3.org/1998/Math/MathML">
  <semantics>
    <mrow>
      <mi>P</mi>
      <mrow>
        <mrow>
          <mo stretchy="false">(</mo>
          <mrow>
            <mi>Y</mi>
          </mrow>
          <mo stretchy="false">)</mo>
        </mrow>
        <mo stretchy="false">=</mo>
        <mi>P</mi>
      </mrow>
      <mrow>
        <mo stretchy="false">(</mo>
        <mrow>
          <mrow>
            <munderover>
              <mo stretchy="false">∑</mo>
              <mrow>
                <mrow>
                  <mi>i</mi>
                  <mo stretchy="false">=</mo>
                  <mn>1</mn>
                </mrow>
              </mrow>
              <mrow>
                <mi>n</mi>
              </mrow>
            </munderover>
            <mrow>
              <msub>
                <mi>A</mi>
                <mi>i</mi>
              </msub>
            </mrow>
          </mrow>
        </mrow>
        <mo stretchy="false">)</mo>
      </mrow>
    </mrow>
    <annotation encoding="StarMath 5.0">P(Y) = P(sum from {i=1} to {n} {A_i})</annotation>
  </semantics>
</math>
</file>

<file path=Object 2/content.xml><?xml version="1.0" encoding="utf-8"?>
<math xmlns="http://www.w3.org/1998/Math/MathML">
  <semantics>
    <mrow>
      <mi>P</mi>
      <mrow>
        <mrow>
          <mo stretchy="false">(</mo>
          <mrow>
            <mrow>
              <mrow>
                <mrow>
                  <msub>
                    <mi>A</mi>
                    <mi>i</mi>
                  </msub>
                  <mo stretchy="false">=</mo>
                  <mi mathvariant="italic">ON</mi>
                </mrow>
                <mo stretchy="false">∣</mo>
                <msub>
                  <mi>X</mi>
                  <mi>i</mi>
                </msub>
              </mrow>
              <mo stretchy="false">=</mo>
              <mn>1,</mn>
            </mrow>
            <mrow>
              <msub>
                <mi>I</mi>
                <mi>i</mi>
              </msub>
              <mo stretchy="false">=</mo>
              <mi mathvariant="italic">OFF</mi>
            </mrow>
          </mrow>
          <mo stretchy="false">)</mo>
        </mrow>
        <mo stretchy="false">=</mo>
        <mn>1</mn>
      </mrow>
    </mrow>
    <annotation encoding="StarMath 5.0">P(A_i=ON divides X_i=1,I_i=OFF)=1 </annotation>
  </semantics>
</math>
</file>

<file path=Object 3/content.xml><?xml version="1.0" encoding="utf-8"?>
<math xmlns="http://www.w3.org/1998/Math/MathML">
  <semantics>
    <mrow>
      <mi>P</mi>
      <mrow>
        <mrow>
          <mo stretchy="false">(</mo>
          <mrow>
            <mrow>
              <msub>
                <mi>I</mi>
                <mi>i</mi>
              </msub>
              <mo stretchy="false">=</mo>
              <mi mathvariant="italic">ON</mi>
            </mrow>
          </mrow>
          <mo stretchy="false">)</mo>
        </mrow>
        <mo stretchy="false">=</mo>
        <mrow>
          <mn>1</mn>
          <mo stretchy="false">−</mo>
          <mi>P</mi>
        </mrow>
      </mrow>
      <mrow>
        <mo stretchy="false">(</mo>
        <mrow>
          <mrow>
            <msub>
              <mi>X</mi>
              <mi>i</mi>
            </msub>
            <mo stretchy="false">=</mo>
            <mn>1</mn>
          </mrow>
        </mrow>
        <mo stretchy="false">)</mo>
      </mrow>
    </mrow>
    <annotation encoding="StarMath 5.0">P(I_i=ON) = 1 - P(X_i=1)</annotation>
  </semantics>
</math>
</file>